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91.32mm"/>
    </style:style>
    <style:style style:name="co3" style:family="table-column">
      <style:table-column-properties fo:break-before="auto" style:column-width="120.46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125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0.06mm" fo:break-before="auto" style:use-optimal-row-height="true"/>
    </style:style>
    <style:style style:name="ro3" style:family="table-row">
      <style:table-row-properties style:row-height="64.03mm" fo:break-before="auto" style:use-optimal-row-height="true"/>
    </style:style>
    <style:style style:name="ro4" style:family="table-row">
      <style:table-row-properties style:row-height="68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48.15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color="#000000" style:font-name="Liberation Sans" style:font-name-asian="JetBrains Mono" style:font-name-complex="JetBrains Mono"/>
    </style:style>
    <style:style style:name="ce5" style:family="table-cell" style:parent-style-name="Default">
      <style:text-properties fo:color="#000000" style:font-name-asian="JetBrains Mono" style:font-name-complex="JetBrains Mono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JetBrains Mono" style:font-name-complex="JetBrains Mono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est Case Number</text:p>
          </table:table-cell>
          <table:table-cell office:value-type="string" calcext:value-type="string">
            <text:p>Test Case</text:p>
          </table:table-cell>
          <table:table-cell table:style-name="Default"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Decission</text:p>
          </table:table-cell>
        </table:table-row>
        <table:table-row table:style-name="ro2">
          <table:table-cell office:value-type="string" calcext:value-type="string">
            <text:p>test1</text:p>
          </table:table-cell>
          <table:table-cell table:style-name="ce3" office:value-type="string" calcext:value-type="string">
            <text:p>Post Order Traverse for Preorder expression</text:p>
          </table:table-cell>
          <table:table-cell table:style-name="ce4" office:value-type="string" calcext:value-type="string">
            <text:p>expTree data using for postOrderTraverse method</text:p>
          </table:table-cell>
          <table:table-cell table:style-name="ce3" office:value-type="string" calcext:value-type="string">
            <text:p><text:span text:style-name="T3">preordered</text:span> printing</text:p>
          </table:table-cell>
          <table:table-cell office:value-type="string" calcext:value-type="string">
            <text:p>    null</text:p>
            <text:p>    null</text:p>
            <text:p>  20</text:p>
            <text:p>        null</text:p>
            <text:p>        null</text:p>
            <text:p>      15</text:p>
            <text:p>        null</text:p>
            <text:p>        null</text:p>
            <text:p>      5</text:p>
            <text:p>    *</text:p>
            <text:p>      null</text:p>
            <text:p>      null</text:p>
            <text:p>    10</text:p>
            <text:p>  +</text:p>
            <text:p>+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est2</text:p>
          </table:table-cell>
          <table:table-cell office:value-type="string" calcext:value-type="string">
            <text:p>Pre Order Traverse for Preorder expression</text:p>
          </table:table-cell>
          <table:table-cell table:style-name="ce4" office:value-type="string" calcext:value-type="string">
            <text:p><text:span text:style-name="T1">expTree data using </text:span><text:span text:style-name="T2">for </text:span>postOrderTraverse method</text:p>
          </table:table-cell>
          <table:table-cell table:style-name="ce3" office:value-type="string" calcext:value-type="string">
            <text:p>preordered printing</text:p>
          </table:table-cell>
          <table:table-cell office:value-type="string" calcext:value-type="string">
            <text:p><text:span text:style-name="T3">+</text:span></text:p>
            <text:p><text:span text:style-name="T3">  20</text:span></text:p>
            <text:p><text:span text:style-name="T3">    null</text:span></text:p>
            <text:p><text:span text:style-name="T3">    null</text:span></text:p>
            <text:p><text:span text:style-name="T3">  +</text:span></text:p>
            <text:p><text:span text:style-name="T3">    *</text:span></text:p>
            <text:p><text:span text:style-name="T3">      15</text:span></text:p>
            <text:p><text:span text:style-name="T3">        null</text:span></text:p>
            <text:p><text:span text:style-name="T3">        null</text:span></text:p>
            <text:p><text:span text:style-name="T3">      5</text:span></text:p>
            <text:p><text:span text:style-name="T3">        null</text:span></text:p>
            <text:p><text:span text:style-name="T3">        null</text:span></text:p>
            <text:p><text:span text:style-name="T3">    10</text:span></text:p>
            <text:p><text:span text:style-name="T3">      null</text:span></text:p>
            <text:p><text:span text:style-name="T3">      null</text:span>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3</text:p>
          </table:table-cell>
          <table:table-cell office:value-type="string" calcext:value-type="string">
            <text:p>Post Order Traverse for PostOrder expression</text:p>
          </table:table-cell>
          <table:table-cell table:style-name="ce4" office:value-type="string" calcext:value-type="string">
            <text:p><text:span text:style-name="T1">expTree data using </text:span><text:span text:style-name="T2">for </text:span>postOrderTraverse method</text:p>
          </table:table-cell>
          <table:table-cell table:style-name="ce3" office:value-type="string" calcext:value-type="string">
            <text:p>postordered printing</text:p>
          </table:table-cell>
          <table:table-cell office:value-type="string" calcext:value-type="string">
            <text:p>    null</text:p>
            <text:p>    null</text:p>
            <text:p>  20</text:p>
            <text:p>        null</text:p>
            <text:p>        null</text:p>
            <text:p>      15</text:p>
            <text:p>        null</text:p>
            <text:p>        null</text:p>
            <text:p>      5</text:p>
            <text:p>    *</text:p>
            <text:p>      null</text:p>
            <text:p>      null</text:p>
            <text:p>    10</text:p>
            <text:p>  +</text:p>
            <text:p>+</text:p>
            <text:p/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est4</text:p>
          </table:table-cell>
          <table:table-cell office:value-type="string" calcext:value-type="string">
            <text:p>Pre Order Traverse for PostOrder expression</text:p>
          </table:table-cell>
          <table:table-cell table:style-name="ce4" office:value-type="string" calcext:value-type="string">
            <text:p><text:span text:style-name="T1">expTree data using </text:span><text:span text:style-name="T2">for pre</text:span>OrderTraverse method</text:p>
          </table:table-cell>
          <table:table-cell table:style-name="ce3" office:value-type="string" calcext:value-type="string">
            <text:p>preordered printing</text:p>
          </table:table-cell>
          <table:table-cell office:value-type="string" calcext:value-type="string">
            <text:p>+</text:p>
            <text:p>  20</text:p>
            <text:p>    null</text:p>
            <text:p>    null</text:p>
            <text:p>  +</text:p>
            <text:p>    *</text:p>
            <text:p>      15</text:p>
            <text:p>        null</text:p>
            <text:p>        null</text:p>
            <text:p>      5</text:p>
            <text:p>        null</text:p>
            <text:p>        null</text:p>
            <text:p>    10</text:p>
            <text:p>      null</text:p>
            <text:p>      nul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5</text:p>
          </table:table-cell>
          <table:table-cell office:value-type="string" calcext:value-type="string">
            <text:p>Eval method result of Pre Order expression</text:p>
          </table:table-cell>
          <table:table-cell office:value-type="string" calcext:value-type="string">
            <text:p>expTree data using for eval method</text:p>
          </table:table-cell>
          <table:table-cell office:value-type="string" calcext:value-type="string">
            <text:p>Result of evaluation</text:p>
          </table:table-cell>
          <table:table-cell office:value-type="string" calcext:value-type="string">
            <text:p>Result of preorder is: 105.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6</text:p>
          </table:table-cell>
          <table:table-cell office:value-type="string" calcext:value-type="string">
            <text:p>Eval method result of Post Order expression</text:p>
          </table:table-cell>
          <table:table-cell office:value-type="string" calcext:value-type="string">
            <text:p>expTree data using for eval method</text:p>
          </table:table-cell>
          <table:table-cell office:value-type="string" calcext:value-type="string">
            <text:p>Result of evaluation</text:p>
          </table:table-cell>
          <table:table-cell office:value-type="string" calcext:value-type="string">
            <text:p>Result of postorder is: 105.0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est7</text:p>
          </table:table-cell>
          <table:table-cell office:value-type="string" calcext:value-type="string">
            <text:p>ToString Method result for Pre Order expression</text:p>
          </table:table-cell>
          <table:table-cell office:value-type="string" calcext:value-type="string">
            <text:p>expTree data using for toString method</text:p>
          </table:table-cell>
          <table:table-cell office:value-type="string" calcext:value-type="string">
            <text:p>postordered printing</text:p>
          </table:table-cell>
          <table:table-cell office:value-type="string" calcext:value-type="string">
            <text:p>Result of toString method for preorder is </text:p>
            <text:p>+</text:p>
            <text:p>  20</text:p>
            <text:p>    null</text:p>
            <text:p>    null</text:p>
            <text:p>  +</text:p>
            <text:p>    *</text:p>
            <text:p>      15</text:p>
            <text:p>        null</text:p>
            <text:p>        null</text:p>
            <text:p>      5</text:p>
            <text:p>        null</text:p>
            <text:p>        null</text:p>
            <text:p>    10</text:p>
            <text:p>      null</text:p>
            <text:p>      null</text:p>
            <text:p/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8</text:p>
          </table:table-cell>
          <table:table-cell office:value-type="string" calcext:value-type="string">
            <text:p>ToString Method result for Post Order expression</text:p>
          </table:table-cell>
          <table:table-cell office:value-type="string" calcext:value-type="string">
            <text:p><text:span text:style-name="T1">expTree data using for toString</text:span> method</text:p>
          </table:table-cell>
          <table:table-cell office:value-type="string" calcext:value-type="string">
            <text:p>postordered printing</text:p>
          </table:table-cell>
          <table:table-cell office:value-type="string" calcext:value-type="string">
            <text:p>Result of toString method for postorder is </text:p>
            <text:p>+</text:p>
            <text:p>  20</text:p>
            <text:p>    null</text:p>
            <text:p>    null</text:p>
            <text:p>  +</text:p>
            <text:p>    *</text:p>
            <text:p>      15</text:p>
            <text:p>        null</text:p>
            <text:p>        null</text:p>
            <text:p>      5</text:p>
            <text:p>        null</text:p>
            <text:p>        null</text:p>
            <text:p>    10</text:p>
            <text:p>      null</text:p>
            <text:p>      null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9</text:p>
          </table:table-cell>
          <table:table-cell office:value-type="string" calcext:value-type="string">
            <text:p>ToString2 Method result for Pre Order expression</text:p>
          </table:table-cell>
          <table:table-cell office:value-type="string" calcext:value-type="string">
            <text:p><text:span text:style-name="T1">expTree data using for toString2</text:span> method</text:p>
          </table:table-cell>
          <table:table-cell office:value-type="string" calcext:value-type="string">
            <text:p>preordered printing</text:p>
          </table:table-cell>
          <table:table-cell office:value-type="string" calcext:value-type="string">
            <text:p>Result of toString2 method for preorder is </text:p>
            <text:p>    null</text:p>
            <text:p>    null</text:p>
            <text:p>  20</text:p>
            <text:p>        null</text:p>
            <text:p>        null</text:p>
            <text:p>      15</text:p>
            <text:p>        null</text:p>
            <text:p>        null</text:p>
            <text:p>      5</text:p>
            <text:p>    *</text:p>
            <text:p>      null</text:p>
            <text:p>      null</text:p>
            <text:p>    10</text:p>
            <text:p>  +</text:p>
            <text:p>+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10</text:p>
          </table:table-cell>
          <table:table-cell office:value-type="string" calcext:value-type="string">
            <text:p>ToString2 Method result for Post Order expression</text:p>
          </table:table-cell>
          <table:table-cell office:value-type="string" calcext:value-type="string">
            <text:p><text:span text:style-name="T1">expTree data using for toString2</text:span> method</text:p>
          </table:table-cell>
          <table:table-cell office:value-type="string" calcext:value-type="string">
            <text:p>preordered printing</text:p>
          </table:table-cell>
          <table:table-cell office:value-type="string" calcext:value-type="string">
            <text:p>Result of toString2 method for postorder is </text:p>
            <text:p>    null</text:p>
            <text:p>    null</text:p>
            <text:p>  20</text:p>
            <text:p>        null</text:p>
            <text:p>        null</text:p>
            <text:p>      15</text:p>
            <text:p>        null</text:p>
            <text:p>        null</text:p>
            <text:p>      5</text:p>
            <text:p>    *</text:p>
            <text:p>      null</text:p>
            <text:p>      null</text:p>
            <text:p>    10</text:p>
            <text:p>  +</text:p>
            <text:p>+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est11</text:p>
          </table:table-cell>
          <table:table-cell office:value-type="string" calcext:value-type="string">
            <text:p>GetLeftSubtree Method result for Pre Order expression</text:p>
          </table:table-cell>
          <table:table-cell office:value-type="string" calcext:value-type="string">
            <text:p><text:span text:style-name="T1">expTree data using for getLeftSubtree</text:span> method</text:p>
          </table:table-cell>
          <table:table-cell office:value-type="string" calcext:value-type="string">
            <text:p>getting left subtree as root node</text:p>
            <text:p>and return it</text:p>
          </table:table-cell>
          <table:table-cell office:value-type="string" calcext:value-type="string">
            <text:p>Result of getLeftSubtree method for preorder is </text:p>
            <text:p>20</text:p>
            <text:p>  null</text:p>
            <text:p>  null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est12</text:p>
          </table:table-cell>
          <table:table-cell office:value-type="string" calcext:value-type="string">
            <text:p>GetLeftSubtree Method result for Post Order expression</text:p>
          </table:table-cell>
          <table:table-cell office:value-type="string" calcext:value-type="string">
            <text:p><text:span text:style-name="T1">expTree data using for getLeftSubtree</text:span> method</text:p>
          </table:table-cell>
          <table:table-cell office:value-type="string" calcext:value-type="string">
            <text:p>getting left subtree as root node</text:p>
            <text:p>and return it</text:p>
          </table:table-cell>
          <table:table-cell office:value-type="string" calcext:value-type="string">
            <text:p>Result of getLeftSubtree method for postorder is </text:p>
            <text:p>20</text:p>
            <text:p>  null</text:p>
            <text:p>  null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est13</text:p>
          </table:table-cell>
          <table:table-cell office:value-type="string" calcext:value-type="string">
            <text:p>GetRightSubtree Method result for Pre Order expression</text:p>
          </table:table-cell>
          <table:table-cell office:value-type="string" calcext:value-type="string">
            <text:p><text:span text:style-name="T1">expTree data using for getRightSubtree</text:span> method</text:p>
          </table:table-cell>
          <table:table-cell office:value-type="string" calcext:value-type="string">
            <text:p>getting right subtree as root node</text:p>
            <text:p>and return it</text:p>
          </table:table-cell>
          <table:table-cell office:value-type="string" calcext:value-type="string">
            <text:p>Result of getRightSubtree method for postorder is </text:p>
            <text:p>+</text:p>
            <text:p>  *</text:p>
            <text:p>    15</text:p>
            <text:p>      null</text:p>
            <text:p>      null</text:p>
            <text:p>    5</text:p>
            <text:p>      null</text:p>
            <text:p>      null</text:p>
            <text:p>  10</text:p>
            <text:p>    null</text:p>
            <text:p>    null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est14</text:p>
          </table:table-cell>
          <table:table-cell office:value-type="string" calcext:value-type="string">
            <text:p>GetRightSubtree Method result for Post Order expression</text:p>
          </table:table-cell>
          <table:table-cell office:value-type="string" calcext:value-type="string">
            <text:p><text:span text:style-name="T1">expTree data using for getRightSubtree</text:span> method</text:p>
          </table:table-cell>
          <table:table-cell office:value-type="string" calcext:value-type="string">
            <text:p>getting right subtree as root node</text:p>
            <text:p>and return it</text:p>
          </table:table-cell>
          <table:table-cell office:value-type="string" calcext:value-type="string">
            <text:p>Result of getRightSubtree method for postorder is </text:p>
            <text:p>+</text:p>
            <text:p>  *</text:p>
            <text:p>    15</text:p>
            <text:p>      null</text:p>
            <text:p>      null</text:p>
            <text:p>    5</text:p>
            <text:p>      null</text:p>
            <text:p>      null</text:p>
            <text:p>  10</text:p>
            <text:p>    null</text:p>
            <text:p>    null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test15</text:p>
          </table:table-cell>
          <table:table-cell office:value-type="string" calcext:value-type="string">
            <text:p>GetData Method result for Pre Order expression</text:p>
          </table:table-cell>
          <table:table-cell office:value-type="string" calcext:value-type="string">
            <text:p><text:span text:style-name="T1">expTree data using for getData</text:span> method</text:p>
          </table:table-cell>
          <table:table-cell office:value-type="string" calcext:value-type="string">
            <text:p>getting data node that is sent </text:p>
            <text:p>and return it</text:p>
          </table:table-cell>
          <table:table-cell office:value-type="string" calcext:value-type="string">
            <text:p>Result of getData method for preorder is </text:p>
            <text:p>+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test16</text:p>
          </table:table-cell>
          <table:table-cell office:value-type="string" calcext:value-type="string">
            <text:p>GetData Method result for Post Order expression</text:p>
          </table:table-cell>
          <table:table-cell office:value-type="string" calcext:value-type="string">
            <text:p><text:span text:style-name="T1">expTree data using for getData</text:span> method</text:p>
          </table:table-cell>
          <table:table-cell office:value-type="string" calcext:value-type="string">
            <text:p>getting data node that is sent </text:p>
            <text:p>and return it</text:p>
          </table:table-cell>
          <table:table-cell office:value-type="string" calcext:value-type="string">
            <text:p>Result of getData method for postorder is </text:p>
            <text:p>+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 style:data-style-name="N2" text:time-value="14:51:23.222032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3:34:29.170062244</meta:creation-date>
    <dc:date>2020-05-01T19:11:38.456908108</dc:date>
    <meta:editing-duration>PT15M38S</meta:editing-duration>
    <meta:editing-cycles>2</meta:editing-cycles>
    <meta:generator>LibreOffice/6.0.7.3$Linux_X86_64 LibreOffice_project/00m0$Build-3</meta:generator>
    <meta:document-statistic meta:table-count="1" meta:cell-count="102" meta:object-count="0"/>
  </office:meta>
</office:document-meta>
</file>